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Hack" svg:font-family="Hack" style:font-pitch="fixed"/>
    <style:font-face style:name="Liberation Serif" svg:font-family="'Liberation Serif'" style:font-family-generic="roman" style:font-pitch="variable"/>
    <style:font-face style:name="New time" svg:font-family="'New time'"/>
    <style:font-face style:name="Noto Sans" svg:font-family="'Noto Sans'" style:font-family-generic="system" style:font-pitch="variable"/>
    <style:font-face style:name="OpenSymbol" svg:font-family="OpenSymbol" style:font-charset="x-symbol"/>
    <style:font-face style:name="Time" svg:font-family="Time"/>
    <style:font-face style:name="times new" svg:font-family="'times new'"/>
  </office:font-face-decls>
  <office:automatic-styles>
    <style:style style:name="Table1" style:family="table">
      <style:table-properties style:width="7.8271in" fo:margin-left="-0.4153in" table:align="left"/>
    </style:style>
    <style:style style:name="Table1.A" style:family="table-column">
      <style:table-column-properties style:column-width="1.3465in"/>
    </style:style>
    <style:style style:name="Table1.B" style:family="table-column">
      <style:table-column-properties style:column-width="1.1313in"/>
    </style:style>
    <style:style style:name="Table1.C" style:family="table-column">
      <style:table-column-properties style:column-width="0.9375in"/>
    </style:style>
    <style:style style:name="Table1.D" style:family="table-column">
      <style:table-column-properties style:column-width="1.3097in"/>
    </style:style>
    <style:style style:name="Table1.E" style:family="table-column">
      <style:table-column-properties style:column-width="1.875in"/>
    </style:style>
    <style:style style:name="Table1.F" style:family="table-column">
      <style:table-column-properties style:column-width="1.2271in"/>
    </style:style>
    <style:style style:name="Table1.A1" style:family="table-cell">
      <style:table-cell-properties fo:padding="0.0382in" fo:border-left="0.5pt solid #000000" fo:border-right="none" fo:border-top="0.5pt solid #000000" fo:border-bottom="0.5pt solid #000000"/>
    </style:style>
    <style:style style:name="Table1.F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F2" style:family="table-cell">
      <style:table-cell-properties fo:padding="0.0382in" fo:border-left="0.5pt solid #000000" fo:border-right="0.5pt solid #000000" fo:border-top="none" fo:border-bottom="0.5pt solid #000000"/>
    </style:style>
    <style:style style:name="Table1.4" style:family="table-row">
      <style:table-row-properties style:min-row-height="0.3285in"/>
    </style:style>
    <style:style style:name="P1" style:family="paragraph" style:parent-style-name="Standard" style:list-style-name="L2">
      <style:paragraph-properties fo:text-align="start" style:justify-single-word="false"/>
      <style:text-properties officeooo:paragraph-rsid="00169451"/>
    </style:style>
    <style:style style:name="P2" style:family="paragraph" style:parent-style-name="Standard">
      <style:paragraph-properties fo:text-align="center" style:justify-single-word="false"/>
      <style:text-properties style:font-name="Liberation Serif" officeooo:rsid="000dd9c4" officeooo:paragraph-rsid="000dd9c4"/>
    </style:style>
    <style:style style:name="P3" style:family="paragraph" style:parent-style-name="Standard">
      <style:paragraph-properties fo:text-align="center" style:justify-single-word="false"/>
      <style:text-properties style:font-name="Liberation Serif" officeooo:rsid="000dd9c4" officeooo:paragraph-rsid="001d3ec9"/>
    </style:style>
    <style:style style:name="P4" style:family="paragraph" style:parent-style-name="Standard">
      <style:paragraph-properties fo:text-align="start" style:justify-single-word="false"/>
      <style:text-properties style:font-name="Liberation Serif" officeooo:rsid="000dd9c4" officeooo:paragraph-rsid="000dd9c4"/>
    </style:style>
    <style:style style:name="P5" style:family="paragraph" style:parent-style-name="Standard">
      <style:paragraph-properties fo:text-align="start" style:justify-single-word="false"/>
      <style:text-properties style:font-name="Liberation Serif" officeooo:rsid="000dd9c4" officeooo:paragraph-rsid="001208bc"/>
    </style:style>
    <style:style style:name="P6" style:family="paragraph" style:parent-style-name="Standard">
      <style:paragraph-properties fo:text-align="center" style:justify-single-word="false"/>
      <style:text-properties style:font-name="Liberation Serif" officeooo:rsid="001208bc" officeooo:paragraph-rsid="001208bc"/>
    </style:style>
    <style:style style:name="P7" style:family="paragraph" style:parent-style-name="Standard" style:list-style-name="L2">
      <style:paragraph-properties fo:text-align="start" style:justify-single-word="false"/>
      <style:text-properties style:font-name="Liberation Serif" officeooo:rsid="00156f35" officeooo:paragraph-rsid="00156f35"/>
    </style:style>
    <style:style style:name="P8" style:family="paragraph" style:parent-style-name="Standard">
      <style:paragraph-properties fo:text-align="start" style:justify-single-word="false"/>
      <style:text-properties style:font-name="Liberation Serif" officeooo:rsid="00156f35" officeooo:paragraph-rsid="00156f35"/>
    </style:style>
    <style:style style:name="P9" style:family="paragraph" style:parent-style-name="Standard" style:list-style-name="L2">
      <style:paragraph-properties fo:text-align="start" style:justify-single-word="false"/>
      <style:text-properties style:font-name="Liberation Serif" officeooo:rsid="00169451" officeooo:paragraph-rsid="00169451"/>
    </style:style>
    <style:style style:name="P10" style:family="paragraph" style:parent-style-name="Standard" style:list-style-name="L2">
      <style:paragraph-properties fo:text-align="start" style:justify-single-word="false"/>
      <style:text-properties officeooo:rsid="001d3ec9" officeooo:paragraph-rsid="001d3ec9"/>
    </style:style>
    <style:style style:name="P11" style:family="paragraph" style:parent-style-name="Standard">
      <style:paragraph-properties fo:text-align="start" style:justify-single-word="false"/>
      <style:text-properties officeooo:rsid="001d3ec9" officeooo:paragraph-rsid="001d3ec9"/>
    </style:style>
    <style:style style:name="P12" style:family="paragraph" style:parent-style-name="Standard">
      <style:paragraph-properties fo:text-align="center" style:justify-single-word="false"/>
      <style:text-properties officeooo:rsid="001d3ec9" officeooo:paragraph-rsid="001d3ec9"/>
    </style:style>
    <style:style style:name="P13" style:family="paragraph" style:parent-style-name="Table_20_Contents">
      <style:paragraph-properties fo:text-align="center" style:justify-single-word="false"/>
      <style:text-properties officeooo:rsid="001d3ec9" officeooo:paragraph-rsid="001d3ec9"/>
    </style:style>
    <style:style style:name="P14" style:family="paragraph" style:parent-style-name="Table_20_Contents">
      <style:paragraph-properties fo:text-align="center" style:justify-single-word="false"/>
    </style:style>
    <style:style style:name="P15" style:family="paragraph" style:parent-style-name="Table_20_Contents">
      <style:paragraph-properties fo:text-align="center" style:justify-single-word="false"/>
      <style:text-properties officeooo:rsid="001ffac5" officeooo:paragraph-rsid="001ffac5"/>
    </style:style>
    <style:style style:name="T1" style:family="text">
      <style:text-properties officeooo:rsid="001208bc"/>
    </style:style>
    <style:style style:name="T2" style:family="text">
      <style:text-properties officeooo:rsid="00156f35"/>
    </style:style>
    <style:style style:name="T3" style:family="text">
      <style:text-properties style:font-name="Liberation Serif"/>
    </style:style>
    <style:style style:name="T4" style:family="text">
      <style:text-properties style:font-name="Liberation Serif" officeooo:rsid="00169451"/>
    </style:style>
    <style:style style:name="T5" style:family="text">
      <style:text-properties style:font-name="Liberation Serif" officeooo:rsid="001ba9ad"/>
    </style:style>
    <style:style style:name="T6" style:family="text">
      <style:text-properties style:font-name="Liberation Serif" officeooo:rsid="001d3ec9"/>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SANBOX</text:p>
      <text:p text:style-name="P2"/>
      <text:p text:style-name="P2">TASK 1 </text:p>
      <text:p text:style-name="P2"/>
      <text:p text:style-name="P2">RAPOR</text:p>
      <text:p text:style-name="P2"/>
      <text:p text:style-name="P2"/>
      <text:p text:style-name="P2">Vagrant Kullanarak Otomatik Lab Ortamı Oluşturma</text:p>
      <text:p text:style-name="P2"/>
      <text:p text:style-name="P2"/>
      <text:p text:style-name="P2"/>
      <text:p text:style-name="P2"/>
      <text:p text:style-name="P2"/>
      <text:p text:style-name="P2"/>
      <text:p text:style-name="P2"/>
      <text:p text:style-name="P2"/>
      <text:p text:style-name="P2">Hazırlayan: Seyfullah Kaya</text:p>
      <text:p text:style-name="P2">Mentor: Alex Karasulu</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GİRİŞ</text:p>
      <text:p text:style-name="P4"/>
      <text:p text:style-name="P4"><text:tab/>Günümüzde otomasyonlar çok önemlidir. Kurduğumuz sistemlerin otomatik bir şekilde çalışması, bizim hayatımıza inanılmaz kolaylıklar katar ve zamanımızı ve enerjimizi boşa harcamamamıza olanak sağlar. Verilen görev doğrultusunda, kullanacağım teknolojiler ve sistemlerin tamamen otomatik çalışarak, sadece terminalde vagrant up komutu ile tüm sistemin ayağa kalkacağı şekilde tasarlanmıştır.</text:p>
      <text:p text:style-name="P4">Bu yapı sayesinde, sistemimizde yaptığımız veya yapacağımız herhangi bir kritik değişiklik bizim ana bilgisayarımızı bozmayacak, tüm kritik işlemler otomatik olarak oluşturulan lab ortamı içerisinde gerçekleşecek. Bu sayede testlerimizi herhangi bir risk almadan gerçekleştirebileceğiz.</text:p>
      <text:p text:style-name="P4"><text:tab/></text:p>
      <text:p text:style-name="P4"><text:tab/>Bana verilen görev doğrultusunda, bare metal Debian makinemde vagrant kullanarak bir windows makinesi ayağa kaldırdım. Ardından bu windows makinesinin yanında ansible yönetimi için sidecar bir linux ubuntu CLI makinesi ayağa kaldırdım. Ve bu ubuntu makinesi ile windows makinesini ve zaman zaman bare metal makineyi yöneterek çeşitli otomasyonlar gerçekleştirdim ve verilen görevi tam anlamıyla otomatik hale getirdim. Raporun devamında, sistemin her türlü detayından ve hangi işlemi hangi zorluklar sonucu, hangi düşünceler sonucu yaptığımdan bahsedeceğim.</text:p>
      <text:p text:style-name="P4"><text:tab/></text:p>
      <text:p text:style-name="P4"><text:tab/>Bana verilen ilk görevde, windows sanal makinem içerisinde disk shrink ederek, bu shrink edilen diskten exFAT formatında yeni bir disk oluşturup, omv vmdk dosyalarını oluşturmuş olduğum OMV:D diskine yükleyerek windows her yeniden başladığında, OMV diskini qemu ile açan ve bunun ardından aynı windows sanal makineme dual-boot kurulum gerçekleştirerek aynı işlemi linux içerisinde de gerçekleştiren bir otomasyon yazmam istendi. Ben de tüm işlemleri otomatik biçimde gerçekleştiren scriptleri yazdım ve gerçekledim.</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6"/>
      <text:p text:style-name="P6"/>
      <text:p text:style-name="P6"/>
      <text:p text:style-name="P6"/>
      <text:p text:style-name="P6"/>
      <text:p text:style-name="P6"/>
      <text:p text:style-name="P6"/>
      <text:p text:style-name="P6"/>
      <text:p text:style-name="P6"/>
      <text:p text:style-name="P6"/>
      <text:p text:style-name="P6"><text:soft-page-break/>SİSTEMİN AÇIKLAMASI</text:p>
      <text:p text:style-name="P5"/>
      <text:p text:style-name="P5"><text:tab/><text:span text:style-name="T2">İstenilen s</text:span><text:span text:style-name="T1">istem doğrultusunda, </text:span><text:span text:style-name="T2">vagrant ile iki adet sanal makine oluşturdum. Bu sanal makinelerden birisi “tonyclemmey/windows11” iken bir diğeri, “generic-x64/ubuntu2204”</text:span><text:span text:style-name="T1"> </text:span><text:span text:style-name="T2">vagrant box’ı </text:span></text:p>
      <text:list xml:id="list3458054102" text:style-name="L2">
        <text:list-item>
          <text:p text:style-name="P7">Bütün bu sistemi ayağa kaldırmadan önce yapmamız gereken bazı düzenlemeler mevcut. Ana makinemizde, vagrant-libvirt adında bir sanal ağ oluşturmamız gerekiyor ve bu sanal makine 192.168.121.0/24 bloğundan ip dağıtması gerekiyor. Tüm senaryo, bu IP bloğu üzerinden inşaa edildi. Bunun ardından bazı durumlardan ötürü preseed içerisinde girdiğim statik IP ayarlamaları her defasında DHCP ile çalıştığından, kurmuş olduğum dualboot debian cihazına IP adresini verebilmek için ansible ile baremetal makineye bağlanıp, libvirt içerisindeki debian makinesine except sh ile ip adresini girmem gerekti. Yani /vagrantomv/ubuntuansible/script/hosts.ini dosyası içerisindeki [baremetal:vars] bilgilerinin güncellenmesi gerekiyor. Bununla birlikte preseed dosyamızı çalıştırabilmek ve debian makinemize statik IP adresi atayabilmek için oluşturmuş olduğumuz 2 adet sh dosyasına erişim sağlayabilmek adına, run_preseed.yml ve run.yml dosyalarındaki path yolunun, githubdan indirdiğiniz dosya içeriisndeki ilgili sh dosyalarının path yolu ile aynı olması gerekmektedir. Ve son olarak, preseed klasöründeki sh dosyamız içerisindeki preseed path yolunun da ilgili dosyanın doğru konumu ile güncellenmesi gerekmektedir. Aksi takdirde sistem path yollarını bulamayacak ve doğru biçimde çalışamayacak. Bütün bu işlemleri hatırlattıktan sonra, anlatmaya devam edeyim;</text:p>
        </text:list-item>
        <text:list-item>
          <text:p text:style-name="P7">Oluşturduğumuz windows makinesi için Vagrantfile içerisinde, ansible ile yönetilebilmesi için statik IP adresi atadım. (192.168.121.130) ve hemen ardından OMV disklerim için images klasörünü, çalıştıracağım ps1 scriptleri için ise /windows11/scripts klasörlerini, rsync kullanarak sanal makinem ile paylaştım. Bu işlem sayesinde, ana makinemde bulunan klasörlere, sanal makineden erişim sağlayabiliyorum ve daha önceden oluşturmuş olduğum scriptlerimi otomatik olarak çalıştırıp, sanal makineye yükleyebiliyorum. Bu klasörlerin paylaşımı ardından, sanal makinemin ansible ile yönetilebilmesi için gerekli olan ConfigureRemotingForAnsible.ps1 dosyasını, powershell komutları ile githubdan çekiyorum ve bu dosyayı powershell ile çalıştırıp makinemi ansible ile yönetilebilir hale getiriyorum. Ardından makineme qemu yüklemek için oluşturduğum “/windows11/script/install_qemu.ps1” scriptini çalıştırarak, windows daha yüklenme aşamasındayken Qemu’nun son sürümünü indirip sessizcec yüklüyorum, klasörünü path içerisine ekliyorum, gerekli olan windows özelliklerini (Hyper-V, Hypervisor Platform, VirtualMachine Platform, WSL) aktif hale getiriyorum. Bu sayede Qemu’nun windows içerisinde kullanmış olduğu hızlandırıcıyı (whpx) kullanabiliyorum. Qemu’yu sisteme başarılı bir biçimde kurduktan sonra, yazmış olduğum /images/download.ps1 scripti sayesinde, daha önceden oluşturmuş olduğum OMV vmdk diskini, windows sanal makineme, python ve pip kurup, bunlar sayesinde gdown indirerek google drive üzerinden paylaşımlı klasöre indiriyorum. Ve ardından disk1.vmdk adında bir disk daha oluşturuyorum. Bu işlemlerle birlikte windows makinem artık hazır hale geliyor.</text:p>
        </text:list-item>
        <text:list-item>
          <text:p text:style-name="P7">Windows sanal makinemin box özelliklerinde disk boyutu 60Gb olarak geliyor. Bu diski manuel olarak 100Gb Yapabiliyorum ancak shrink ettiğim bölümde, otomatik olarak debian kurarken disk partition’u seçmiş olmama rağmen her defasında tüm diske debian kurduğunu gözlemledim. Bunun sonucunda ben de Vagrantfile içerisinde 25Gb extra bir disk ekledim. Bu sayede windows ve OMV nin bulunduğu diskleri hiç işin içerisine koymadan yeni bir sanal makine ile bu diski başlatıp otomatik biçimde debian kde/plasma yükleyebiliyorum.</text:p>
        </text:list-item>
      </text:list>
      <text:p text:style-name="P8"/>
      <text:p text:style-name="P8"/>
      <text:p text:style-name="P8"/>
      <text:list xml:id="list75219730330606" text:continue-numbering="true" text:style-name="L2">
        <text:list-item>
          <text:p text:style-name="P9"><text:soft-page-break/>Windows makinemiz hazır olduktan sonra artık sırada ansible makinemizi ayağa kaldırmak kaldı. /ubuntuansible klasörüne terminal ile gidelim ve yetkili modda “vagrant up” yazalım. </text:p>
        </text:list-item>
        <text:list-item>
          <text:p text:style-name="P1"><text:span text:style-name="T4">Ubuntu vagrantfile içerisinde, provision komutu sayesinde “/scripts/req.sh” script dosyamı, sanal makine ayağa kaldırılırken çalıştırdım. Bu script dosyam sayesinde şu adımları otomatik biçimde gerçekleştirdim; Öncelikle ayağa kaldırmış olduğum sanal makinemde, apt repolarını güncelledim ve python3-pip yükledim. Ardından bu makinem üzerinden ansible ile yönetim yapacağımdan dolayı, ansible ve pip3 kullanarak pywinrm yükledim. Ansible dosyalarının kurulumunu tamamladıktan sonra artık windows sanal makinem içerisinde, daha önceden scripts klasörü içerisinde oluşturmuş olduğum yml files’larını çalıştırdım. Öncelikle shrink_disk.yml dosyasını çalıştırarak, windows makinem içerisindeki 60GB olan C diskinden, </text:span><text:span text:style-name="T5">20GB shrink ettim. Ve bu işlemin hemen ardından shrink ettiğim alanı D etiketi ve OMV adı ile exFAT formatında yeni bir disk oluşturdum. Bu oluşturduğum disk içerisinde, OMV vmdk disklerim olacak. exFAT olarak oluşturmamın sebebi ise, exFAT formatını hem windows, hem linux hem de macos okuyabiliyor. Bu diski oluşturduktan sonra, copy_disks.yml playbook’unu kullanarak, C:\Users\vagrant\shared_f\ klasörü içerisindeki indirmiş olduğum vmdk disklerini, D etiketine sahip olan exFAT formatındaki OMV diskime kopyalıyorum. Bu sayede, dualboot yaptığım sistemde debian makinem de bu disk içerisini okuyabiliyor. Hemen ardından, start_vm.yml playbook’unu çalıştırarak windows makinemde iki tane kritik dosya oluşturuyorum. Bunlardan ilki, “C:\\vagrant_vm_boot” klasöründe bulunan start_vm.ps1 scripti. Bu script, bir qemu sanal makinesi başlangıç konfig ayarlarını içeriyor. Bootable disk olarak OMV’nin ana diskini, D sürücünü içerisinden alıyor, yardımcı depolama olarak disk1.vmdk diskini alıyor. 4Gb RAM, 2 İşlemci çekirdeği ve whpx hızlandırıcısı kullanarak çalışıyor. Bu scriptten sonra bir diğer dosyamız ise, windows her açıldığında bu scripti çalıştırmama olanak sağlayan start_vm.bat dosyam. Bu dosyayı, <text:s/>"C:\\Users\\vagrant\\AppData\\Roaming\\Microsoft\\Windows\\Start Menu\\Programs\\Startup" klasörü içerisinde oluşturarak, windows her yeniden başladığında, start_vm.ps1 scriptim sayesinde qemu üzerinde omv sanal makinesinin çalışmasına olanak sağlıyor. Bu sanal makine, port yönlendirme kullanılarak, windowsun ip adresi ile 8080 portu üzerinden, </text:span><text:span text:style-name="T6">aynı ağdaki herhangi bir cihaz üzerindeki tarayıcı ile OMV internet arayüzüne erişim sağlayabiliyorum. Bu işlemin ardından windows ile otomatikleştirme adımı başarılı bir biçimde sonlanıyor. Ardından close_windows.yml playbook’u ile windows makinemizi kapatıp dualboot yapmaya başlayabiliriz.</text:span></text:p>
        </text:list-item>
        <text:list-item>
          <text:p text:style-name="P10"><text:span text:style-name="T3">30 saniyelik bir bekleme süresinin ardından, run_preseed.yml dosyamızı çalıştırarak, ana makinemiz ile bağlantı kurup, /vagrantomv/ubuntuansible/preseed/auto_debian_install.sh dosyamıza erişmemiz gerekiyor. Burada çok kritik bir nokta var. run_preseed.yml içerisindeki 10. satırda bulunan path değişkeninin, sizin bilgisayarınızdaki auto_debian_install.sh scriptinin path i olmalı ve auto_debian_install.sh scriptinin içerisindeki 10. satırda bulunan PRESEED_DIR path’i yine sizin bilgisayarınızdaki preseed.cfg dosyasının yolu olmalı. Aksi takdirde path hatası alacağız. Ve son olarak hosts.ini içerisindeki baremetal grubunu, kendi ana bilgisayarınıza göre düzenlemeniz gerekiyor ki erişim problemi yaşamayalım. auto_debian_install.sh dosyamız, http ile 8080 portunu kullanarak, preseed dosyamızı erişime açıyor. Ardından ana makine üzerinden libvirt ile bir sanal makine oluşturuyor. Bu sanal makine, disk olarak windows sanal makinemizde verdiğimiz 25Gb boyutundaki extra-disk.qcow2 diskini alıyor ve debian işletim sistemini, preseed.cfg içerisinde yapmış olduğumuz ayarlamalarla birlikte bu diskin içerisine kuruyor. Ancak bu kurulum esnasında büyük bir sorun yaşadım. Kurulum sırasında ip adresi bölümünde, preseed içerisinde statik ip ataması için (192.168.121.145) gerekli olan tüm komutları girdim ancak her defasında dhcp ile atamaya devam etti. Ben de artık çözümün bu olmadığını anladım. Debian makinemi, belirlediğim diske DHCP ile kurdum ve ardından run.yml dosyam ile ana makineye erişip çalıştırdığım </text:span><text:soft-page-break/><text:span text:style-name="T3">/static_ip/set_ip_console.sh dosyam içerisinde yazmış olduğum expect sh ile, ana makine üzerinden debian-in-windows sanal makinesine virsh console ile root erişimi sağladım ve iki interface için de 192.168.121.145 ip adresini /etc/network/interfaces dosyama yazdırdım. enp1s0 ve enp8s0 arayüzlerine aynı IP atama sebebim, benim geçici olarak kurulum için açtığım debian-in-windows sanal makinem enp1s0 arayüzünü kullandığından, ansible ile erişim sağlayıp gerekli ayarlamaları yapabilmek için ip adresini atadım. Ancak resmin büyüğüne baktığımızda, ana makinem enp8s0 arayüzünden ip adresi alıyordu. Bundan dolayı enp8s0 arayüzüne de aynı ip adresini atadım ki OMV erişimimde bir sıkıntı yaşamayayım. IP ayarlarını da yaptıktan sonra, debian sanal makinem artık ansible ile yönetilebilir hale geldi. <text:s/>Ardından install_qemu_on_debian.yml playbook’unu kullanarak debian makineme ansible ile qemu yükledim. Bunun ardından start_vm_when_reboot_debian.yml playbook’u sayesinde, qemu makinemi port yönlendirme, kvm hızlandırıcı ve gerekli olan parametrelerle birlikte, debian her açılışında bir servis olarak çalştırabileceği bir hale getirdim. Vda2 diskini bağlayarak OMV vmdk disklerine erişim sağladım ve gerekli parametreleri içeren başlatma scriptini oluşturdum ve bunun yanınında systemd servisini oluşturdum. Bu sayede debian her ne zaman yeniden başlatılırsa, qemu sanal makinem de servis olarak ayağa kaldırılacak ve port yönlendirme sayesinede, ssh, http, https ile erişim sağlanabilecek. </text:span></text:p>
        </text:list-item>
        <text:list-item>
          <text:p text:style-name="P10">Sistemi otomatikleştirmeyi bu yöntem ile gerçekleştirdim. Aşağıda IP ve kullanıcı bilgileri tablosunu bırakıyorum. </text:p>
        </text:list-item>
      </text:list>
      <text:p text:style-name="P11"/>
      <text:p text:style-name="P12"/>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14"/>
          </table:table-cell>
          <table:table-cell table:style-name="Table1.A1" office:value-type="string">
            <text:p text:style-name="P13">Kullanıcı Adı</text:p>
          </table:table-cell>
          <table:table-cell table:style-name="Table1.A1" office:value-type="string">
            <text:p text:style-name="P13">Şifre</text:p>
          </table:table-cell>
          <table:table-cell table:style-name="Table1.A1" office:value-type="string">
            <text:p text:style-name="P13">IP Adresi</text:p>
          </table:table-cell>
          <table:table-cell table:style-name="Table1.A1" office:value-type="string">
            <text:p text:style-name="P13">Vagrant Box</text:p>
          </table:table-cell>
          <table:table-cell table:style-name="Table1.F1" office:value-type="string">
            <text:p text:style-name="P13">Seviye/Araç</text:p>
          </table:table-cell>
        </table:table-row>
        <table:table-row>
          <table:table-cell table:style-name="Table1.A2" office:value-type="string">
            <text:p text:style-name="P13">Windows 11</text:p>
          </table:table-cell>
          <table:table-cell table:style-name="Table1.A2" office:value-type="string">
            <text:p text:style-name="P13">vagrant</text:p>
          </table:table-cell>
          <table:table-cell table:style-name="Table1.A2" office:value-type="string">
            <text:p text:style-name="P13">vagrant</text:p>
          </table:table-cell>
          <table:table-cell table:style-name="Table1.A2" office:value-type="string">
            <text:p text:style-name="P13">192.168.121.130</text:p>
          </table:table-cell>
          <table:table-cell table:style-name="Table1.A2" office:value-type="string">
            <text:p text:style-name="P3"><text:span text:style-name="T2">tonyclemmey/windows11</text:span></text:p>
          </table:table-cell>
          <table:table-cell table:style-name="Table1.F2" office:value-type="string">
            <text:p text:style-name="P13">Level 1/Vagrant</text:p>
          </table:table-cell>
        </table:table-row>
        <table:table-row>
          <table:table-cell table:style-name="Table1.A2" office:value-type="string">
            <text:p text:style-name="P13">Ubuntu Ansible</text:p>
          </table:table-cell>
          <table:table-cell table:style-name="Table1.A2" office:value-type="string">
            <text:p text:style-name="P13">vagrant</text:p>
          </table:table-cell>
          <table:table-cell table:style-name="Table1.A2" office:value-type="string">
            <text:p text:style-name="P13">vagrant</text:p>
          </table:table-cell>
          <table:table-cell table:style-name="Table1.A2" office:value-type="string">
            <text:p text:style-name="P13">192.168.121.20</text:p>
          </table:table-cell>
          <table:table-cell table:style-name="Table1.A2" office:value-type="string">
            <text:p text:style-name="P3"><text:span text:style-name="T2">generic-x64/ubuntu2204</text:span></text:p>
          </table:table-cell>
          <table:table-cell table:style-name="Table1.F2" office:value-type="string">
            <text:p text:style-name="P13">Level1/Vagrant</text:p>
          </table:table-cell>
        </table:table-row>
        <table:table-row table:style-name="Table1.4">
          <table:table-cell table:style-name="Table1.A2" office:value-type="string">
            <text:p text:style-name="P13">Debian KDE</text:p>
          </table:table-cell>
          <table:table-cell table:style-name="Table1.A2" office:value-type="string">
            <text:p text:style-name="P13">user</text:p>
          </table:table-cell>
          <table:table-cell table:style-name="Table1.A2" office:value-type="string">
            <text:p text:style-name="P13">userpass</text:p>
          </table:table-cell>
          <table:table-cell table:style-name="Table1.A2" office:value-type="string">
            <text:p text:style-name="P13">192.168.121.145</text:p>
          </table:table-cell>
          <table:table-cell table:style-name="Table1.A2" office:value-type="string">
            <text:p text:style-name="P13"><text:s/>-</text:p>
          </table:table-cell>
          <table:table-cell table:style-name="Table1.F2" office:value-type="string">
            <text:p text:style-name="P13">debian-preseed</text:p>
          </table:table-cell>
        </table:table-row>
        <table:table-row>
          <table:table-cell table:style-name="Table1.A2" office:value-type="string">
            <text:p text:style-name="P13">OMV</text:p>
          </table:table-cell>
          <table:table-cell table:style-name="Table1.A2" office:value-type="string">
            <text:p text:style-name="P13">root</text:p>
          </table:table-cell>
          <table:table-cell table:style-name="Table1.A2" office:value-type="string">
            <text:p text:style-name="P13">sanbox</text:p>
          </table:table-cell>
          <table:table-cell table:style-name="Table1.A2" office:value-type="string">
            <text:p text:style-name="P15">&lt;host_ip&gt;:8080</text:p>
          </table:table-cell>
          <table:table-cell table:style-name="Table1.A2" office:value-type="string">
            <text:p text:style-name="P14">-</text:p>
          </table:table-cell>
          <table:table-cell table:style-name="Table1.F2" office:value-type="string">
            <text:p text:style-name="P13">Level2/qemu</text:p>
          </table:table-cell>
        </table:table-row>
      </table:table>
      <text:p text:style-name="P1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Hack" svg:font-family="Hack" style:font-pitch="fixed"/>
    <style:font-face style:name="Liberation Serif" svg:font-family="'Liberation Serif'" style:font-family-generic="roman" style:font-pitch="variable"/>
    <style:font-face style:name="New time" svg:font-family="'New time'"/>
    <style:font-face style:name="Noto Sans" svg:font-family="'Noto Sans'" style:font-family-generic="system" style:font-pitch="variable"/>
    <style:font-face style:name="OpenSymbol" svg:font-family="OpenSymbol" style:font-charset="x-symbol"/>
    <style:font-face style:name="Time" svg:font-family="Time"/>
    <style:font-face style:name="times new" svg:font-family="'times new'"/>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none" fo:country="none" style:font-name-asian="DejaVu Sans" style:font-size-asian="12pt" style:language-asian="none" style:country-asian="none" style:font-name-complex="Noto Sans"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en" fo:country="US" style:font-name-asian="DejaVu Sans" style:font-size-asian="12pt" style:language-asian="zh" style:country-asian="CN" style:font-name-complex="DejaVu Sans"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fo:orphans="0" fo:widows="0"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5-06-23T07:52:18.778827880</dc:date>
    <meta:editing-duration>PT4H45M</meta:editing-duration>
    <meta:editing-cycles>7</meta:editing-cycles>
    <meta:generator>LibreOffice/7.4.7.2$Linux_X86_64 LibreOffice_project/40$Build-2</meta:generator>
    <meta:document-statistic meta:table-count="1" meta:image-count="0" meta:object-count="0" meta:page-count="5" meta:paragraph-count="51" meta:word-count="1433" meta:character-count="11771" meta:non-whitespace-character-count="10380"/>
  </office:meta>
</office:document-meta>
</file>